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Lato" fo:font-size="10pt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ato" fo:font-size="10pt" officeooo:paragraph-rsid="0003657a" style:font-size-asian="10pt" style:font-size-complex="10pt"/>
    </style:style>
    <style:style style:name="P3" style:family="paragraph" style:parent-style-name="Standard">
      <style:paragraph-properties fo:line-height="100%" fo:text-align="end" style:justify-single-word="false"/>
      <style:text-properties style:font-name="Lato" fo:font-size="10pt" style:font-size-asian="10pt" style:font-size-complex="10pt"/>
    </style:style>
    <style:style style:name="P4" style:family="paragraph" style:parent-style-name="Text_20_body">
      <style:paragraph-properties fo:line-height="100%"/>
      <style:text-properties style:font-name="Lato" fo:font-size="10pt" officeooo:paragraph-rsid="00034551" style:font-size-asian="10pt" style:font-size-complex="10pt"/>
    </style:style>
    <style:style style:name="P5" style:family="paragraph" style:parent-style-name="Text_20_body">
      <style:paragraph-properties fo:line-height="100%"/>
      <style:text-properties style:font-name="Lato" fo:font-size="10pt" officeooo:paragraph-rsid="0003657a" style:font-size-asian="10pt" style:font-size-complex="10pt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style:font-name="Lato" fo:font-size="10pt" officeooo:paragraph-rsid="0003657a" style:font-size-asian="10pt" style:font-size-complex="10pt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style:font-name="Lato" fo:font-size="10pt" officeooo:paragraph-rsid="00034551" style:font-size-asian="10pt" style:font-size-complex="10pt"/>
    </style:style>
    <style:style style:name="P8" style:family="paragraph" style:parent-style-name="Text_20_body">
      <style:paragraph-properties fo:line-height="100%" fo:text-align="center" style:justify-single-word="false"/>
    </style:style>
    <style:style style:name="P9" style:family="paragraph" style:parent-style-name="Heading_20_4">
      <style:paragraph-properties fo:line-height="100%" fo:text-align="center" style:justify-single-word="false"/>
      <style:text-properties style:font-name="Lato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font-name="Lato" fo:font-size="10pt" fo:font-style="normal" style:font-size-asian="10pt" style:font-style-asian="normal" style:font-size-complex="10pt" style:font-style-complex="normal"/>
    </style:style>
    <style:style style:name="T2" style:family="text">
      <style:text-properties officeooo:rsid="000365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4">ОТЗЫВ НАУЧНОГО РУКОВОДИТЕЛЯ</text:h>
      <text:h text:style-name="P9" text:outline-level="4"><text:s text:c="4"/>на выпускную квалификационную работу</text:h>
      <text:p text:style-name="P8"><text:span text:style-name="T1"/></text:p>
      <text:p text:style-name="P4">Егоров Гордей Андреевич, тема работы: <text:s/>Сравнительный анализ монолитного и микросервисного подходов к разработке web приложений в условиях низкой загрузки</text:p>
      <text:p text:style-name="P4">Направление подготовки / специальность: 01.03.02 Прикладная математика и информатика</text:p>
      <text:p text:style-name="P4">Направленность (профиль) подготовки: Прикладная математика и компьютерные науки</text:p>
      <text:p text:style-name="P5">В дипломной работе студента Егорова Гордея Андреевича на тему «Сравнительный анализ монолитного и микросервисного подходов к разработке web приложений в условиях низкой загрузки» были проведены исчерпывающие исследования, посвященные сравнению двух популярных архитектурных подходов. В рамках исследования студент детально рассмотрел характеристики, преимущества и недостатки обеих архитектур в условиях низкой загрузки, провел эксперименты и анализ производительности. Работа является актуальной, так как выбор архитектурного стиля играет ключевую роль в разработке современных программных систем, и результаты исследования могут быть полезны для небольших и средних проектов, где важно найти оптимальный баланс между гибкостью и простотой управления. Проведенный сравнительный анализ выявил ситуации, в которых каждая из архитектур проявляет свои сильные стороны, что позволяет разработчикам принимать обоснованные решения при выборе архитектуры для своих проектов. Новизна работы обсусловлена выбором низкой загрузки, так как существующие исследования в основном фокусируются на выскокой производительности, масштабировании и распараллеливании, <text:span text:style-name="T2">тогда как данная работа делает акцент на проектах с небольшим количеством пользователей и запросов в секунду</text:span>. Результаты исследования достоверны и обоснованы, так как использованные методы и подходы к анализу были тщательно проверены и протестированы. Теоретическая и практическая значимость работы заключается в предоставлении четких рекомендаций по выбору архитектуры в условиях низкой загрузки, что способствует более эффективной разработке и управлению программными системами. В данной работе Егоров Г. А. продемонстрировал высокие навыки анализа и системного мышления, <text:span text:style-name="T2">способность расставлять акценты и приоритеты в ключевых вопросах исследования,</text:span> а также умение проводить комплексные исследования и делать выводы на основе полученных данных. Считаю, что Егоров Г. А. является высококвалифицированным специалистом в области разработки программных систем.</text:p>
      <text:p text:style-name="P6"/>
      <text:p text:style-name="P7">Оцениваю данную работу на «отлично».</text:p>
      <text:p text:style-name="P1">Считаю, что работа соответствует требованиям, установленным к ВКР студентов МФТИ, а</text:p>
      <text:p text:style-name="P2"><text:span text:style-name="T2">Егоров</text:span> <text:span text:style-name="T2">Г. А</text:span>. заслуживает присуждения учёной степени магистра по специальности 01.03.02 Прикладная математика и информатика.</text:p>
      <text:p text:style-name="P2"/>
      <text:p text:style-name="P2"/>
      <text:p text:style-name="P2"/>
      <text:p text:style-name="P3">Научный руководитель:</text:p>
      <text:p text:style-name="P3">Бровкин Антон Александрович</text:p>
      <text:p text:style-name="P3"/>
      <text:p text:style-name="P3"/>
      <text:p text:style-name="P3">______________________________________</text:p>
      <text:p text:style-name="P3">«<text:span text:style-name="T2">17</text:span>» июня 202<text:span text:style-name="T2">4</text:span> г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9:47:24.217545587</meta:creation-date>
    <dc:date>2024-06-16T20:09:40.332796646</dc:date>
    <meta:editing-duration>PT11M</meta:editing-duration>
    <meta:editing-cycles>2</meta:editing-cycles>
    <meta:generator>LibreOffice/24.2.3.2$Linux_X86_64 LibreOffice_project/420$Build-2</meta:generator>
    <meta:document-statistic meta:table-count="0" meta:image-count="0" meta:object-count="0" meta:page-count="1" meta:paragraph-count="13" meta:word-count="328" meta:character-count="2735" meta:non-whitespace-character-count="2415"/>
  </office:meta>
</office:document-meta>
</file>